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1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nof first-order components</text:p>
          </table:table-cell>
          <table:table-cell office:value-type="string" calcext:value-type="string">
            <text:p>nof higher-order components</text:p>
          </table:table-cell>
          <table:table-cell office:value-type="string" calcext:value-type="string">
            <text:p>nof components</text:p>
          </table:table-cell>
          <table:table-cell office:value-type="string" calcext:value-type="string">
            <text:p>nof leaves</text:p>
          </table:table-cell>
        </table:table-row>
        <table:table-row table:style-name="ro1">
          <table:table-cell office:value-type="string" calcext:value-type="string">
            <text:p>multlast</text:p>
          </table:table-cell>
          <table:table-cell office:value-type="string" calcext:value-type="string">
            <text:p>replicate &amp;0 (length &amp;0 _0) (head &amp;0 (rev &amp;0 _0)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2] + [.D2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head &amp;0 (rev &amp;0 _0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] + [.D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ltfirst</text:p>
          </table:table-cell>
          <table:table-cell office:value-type="string" calcext:value-type="string">
            <text:p>replicate &amp;0 (length &amp;0 _0) (head &amp;0 _0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4] + [.D4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foldl Nat Nat add zero _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] + [.D5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utter</text:p>
          </table:table-cell>
          <table:table-cell office:value-type="string" calcext:value-type="string">
            <text:p>concat &amp;0 (map &amp;0 (List &amp;0) (replicate &amp;0 (succ (succ zero))) _0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6] + [.D6]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 office:value-type="string" calcext:value-type="string">
            <text:p>foldr (List &amp;0) (List &amp;0) (append &amp;0) (nil &amp;0) _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7] + [.D7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con Nat _0 (map Nat Nat (add _0) (enumTo (sub _1 _0))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8] + [.D8]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numTo</text:p>
          </table:table-cell>
          <table:table-cell office:value-type="string" calcext:value-type="string">
            <text:p>rev Nat (snd Nat (List Nat) (pair_reverse_enum _0)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9] + [.D9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b_foldNatNat (List Int) (con Int) (nil Int) _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] + [.D10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ir_reverse_enum</text:p>
          </table:table-cell>
          <table:table-cell office:value-type="string" calcext:value-type="string">
            <text:p>snd Nat (List Nat) (foldNat (Pair Nat (List Nat)) f_enumTo (pair Nat (List Nat) (succ zero) (nil Nat))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11] + [.D11]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_enumTo</text:p>
          </table:table-cell>
          <table:table-cell office:value-type="string" calcext:value-type="string">
            <text:p>pair Nat (List Nat) (succ (fst Nat (List Nat) _0)) (uncurry Nat (List Nat) (List Nat) (con Nat) _0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2] + [.D12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plicate</text:p>
          </table:table-cell>
          <table:table-cell office:value-type="string" calcext:value-type="string">
            <text:p>foldNat (List &amp;0) (con &amp;0 _0) (nil &amp;0) 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3] + [.D13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ap Int &amp;0 (const &amp;0 Int _0) (enumTo _1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14] + [.D14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prod (range (succ zero) _0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5] + [.D15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7] + [.D17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18] + [.D18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9] + [.D19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p_add</text:p>
          </table:table-cell>
          <table:table-cell office:value-type="string" calcext:value-type="string">
            <text:p>map Nat Nat (add _0) _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20] + [.D20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roplast</text:p>
          </table:table-cell>
          <table:table-cell office:value-type="string" calcext:value-type="string">
            <text:p>rev Int (tail Int (rev Int _0)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1] + [.D21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ke</text:p>
          </table:table-cell>
          <table:table-cell table:number-columns-repeated="3"/>
          <table:table-cell table:formula="of:=[.C22] + [.D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3] + [.D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4] + [.D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5] + [.D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6] + [.D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7] + [.D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8] + [.D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9] + [.D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0] + [.D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1] + [.D3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eser_name</text:p>
          </table:table-cell>
          <table:table-cell office:value-type="string" calcext:value-type="string">
            <text:p>my_name</text:p>
          </table:table-cell>
          <table:table-cell office:value-type="string" calcext:value-type="string">
            <text:p>implemen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map_add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ppend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onca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dup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ropla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pma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upli</text:p>
          </table:table-cell>
          <table:table-cell office:value-type="string" calcext:value-type="string">
            <text:p>map_dou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ens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la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ength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be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ultfir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ltlast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ftr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um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unt_lea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_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t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rt</text:p>
          </table:table-cell>
          <table:table-cell office:value-type="string" calcext:value-type="string">
            <text:p>mapt_su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be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nodes</text:p>
          </table:table-cell>
          <table:table-cell office:value-type="string" calcext:value-type="string">
            <text:p>filte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oncat</text:p>
          </table:table-cell>
          <table:table-cell office:value-type="string" calcext:value-type="string">
            <text:p>concat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pend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r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pm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ten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c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pend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lac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rch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tree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0/00/0000</text:date>, <text:time style:data-style-name="N2" text:time-value="17:55:12.724983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3T17:58:34.185904771</dc:date>
    <meta:generator>LibreOffice/4.2.8.2$Linux_X86_64 LibreOffice_project/420m0$Build-2</meta:generator>
    <meta:editing-duration>PT5H5M4S</meta:editing-duration>
    <meta:editing-cycles>9</meta:editing-cycles>
    <meta:document-statistic meta:table-count="1" meta:cell-count="197" meta:object-count="0"/>
  </office:meta>
</office:document-meta>
</file>